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utigerNextLT Light" svg:font-family="'FrutigerNextLT Light', 'Times New Roman'" style:font-pitch="variable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nux Biolinum" svg:font-family="'Linux Biolinum'" style:font-family-generic="system" style:font-pitch="variable"/>
  </office:font-face-decls>
  <office:automatic-styles>
    <style:style style:name="Table1" style:family="table">
      <style:table-properties style:width="6.0063in" fo:margin-left="-0.075in" table:align="left" style:writing-mode="lr-tb"/>
    </style:style>
    <style:style style:name="Table1.A" style:family="table-column">
      <style:table-column-properties style:column-width="6.006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0063in" fo:margin-left="-0.075in" table:align="left" style:writing-mode="lr-tb"/>
    </style:style>
    <style:style style:name="Table2.A" style:family="table-column">
      <style:table-column-properties style:column-width="6.006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3" style:family="table">
      <style:table-properties style:width="6.0063in" fo:margin-left="-0.075in" table:align="left" style:writing-mode="lr-tb"/>
    </style:style>
    <style:style style:name="Table3.A" style:family="table-column">
      <style:table-column-properties style:column-width="6.006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4" style:family="table">
      <style:table-properties style:width="6.0063in" fo:margin-left="-0.075in" table:align="left" style:writing-mode="lr-tb"/>
    </style:style>
    <style:style style:name="Table4.A" style:family="table-column">
      <style:table-column-properties style:column-width="6.006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5" style:family="table">
      <style:table-properties style:width="6.0063in" fo:margin-left="-0.075in" table:align="left" style:writing-mode="lr-tb"/>
    </style:style>
    <style:style style:name="Table5.A" style:family="table-column">
      <style:table-column-properties style:column-width="6.006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6" style:family="table">
      <style:table-properties style:width="6.0063in" fo:margin-left="-0.075in" table:align="left" style:writing-mode="lr-tb"/>
    </style:style>
    <style:style style:name="Table6.A" style:family="table-column">
      <style:table-column-properties style:column-width="6.006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7" style:family="table">
      <style:table-properties style:width="6.0063in" fo:margin-left="-0.075in" table:align="left" style:writing-mode="lr-tb"/>
    </style:style>
    <style:style style:name="Table7.A" style:family="table-column">
      <style:table-column-properties style:column-width="6.0063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8" style:family="table">
      <style:table-properties style:width="6.0063in" fo:margin-left="-0.075in" table:align="left" style:writing-mode="lr-tb"/>
    </style:style>
    <style:style style:name="Table8.A" style:family="table-column">
      <style:table-column-properties style:column-width="6.006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8.A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9" style:family="table">
      <style:table-properties style:width="6.0063in" fo:margin-left="-0.075in" table:align="left" style:writing-mode="lr-tb"/>
    </style:style>
    <style:style style:name="Table9.A" style:family="table-column">
      <style:table-column-properties style:column-width="6.0063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9.A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Standard">
      <style:text-properties fo:font-style="italic" style:font-style-asian="italic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20pt" style:font-size-asian="20pt" style:font-name-complex="Arial" style:font-size-complex="20pt"/>
    </style:style>
    <style:style style:name="P4" style:family="paragraph" style:parent-style-name="Standard">
      <style:paragraph-properties style:snap-to-layout-grid="false"/>
      <style:text-properties fo:font-size="20pt" style:font-size-asian="20pt" style:font-name-complex="Arial" style:font-size-complex="20pt"/>
    </style:style>
    <style:style style:name="P5" style:family="paragraph" style:parent-style-name="Standard">
      <style:paragraph-properties>
        <style:tab-stops>
          <style:tab-stop style:position="5.0339in"/>
        </style:tab-stops>
      </style:paragraph-properties>
      <style:text-properties fo:font-size="20pt" style:font-size-asian="20pt" style:font-name-complex="Arial" style:font-size-complex="20pt"/>
    </style:style>
    <style:style style:name="P6" style:family="paragraph" style:parent-style-name="Standard">
      <style:text-properties fo:font-size="20pt" officeooo:rsid="000ba962" officeooo:paragraph-rsid="000ba962" style:font-size-asian="20pt" style:font-name-complex="Arial" style:font-size-complex="20pt"/>
    </style:style>
    <style:style style:name="P7" style:family="paragraph" style:parent-style-name="Standard">
      <style:paragraph-properties style:snap-to-layout-grid="false"/>
      <style:text-properties fo:color="#000000" fo:font-size="20pt" style:font-size-asian="20pt" style:font-name-complex="Arial" style:font-size-complex="20pt"/>
    </style:style>
    <style:style style:name="P8" style:family="paragraph" style:parent-style-name="Standard">
      <style:paragraph-properties fo:line-height="150%" style:snap-to-layout-grid="false"/>
      <style:text-properties fo:color="#000000" fo:font-size="20pt" officeooo:paragraph-rsid="000ba962" style:font-size-asian="20pt" style:font-name-complex="Arial" style:font-size-complex="20pt"/>
    </style:style>
    <style:style style:name="P9" style:family="paragraph" style:parent-style-name="Standard">
      <style:paragraph-properties style:snap-to-layout-grid="false"/>
      <style:text-properties fo:color="#ffffff" fo:font-size="20pt" style:font-size-asian="20pt" style:font-name-complex="Arial" style:font-size-complex="20pt"/>
    </style:style>
    <style:style style:name="P10" style:family="paragraph" style:parent-style-name="Standard">
      <style:text-properties style:font-name-complex="Arial"/>
    </style:style>
    <style:style style:name="P11" style:family="paragraph" style:parent-style-name="Standard">
      <style:text-properties officeooo:paragraph-rsid="000ba962"/>
    </style:style>
    <style:style style:name="P12" style:family="paragraph" style:parent-style-name="Standard">
      <style:text-properties officeooo:rsid="000ba962" officeooo:paragraph-rsid="000ba962"/>
    </style:style>
    <style:style style:name="P13" style:family="paragraph" style:parent-style-name="Footer">
      <style:text-properties fo:font-size="8pt" style:font-size-asian="8pt" style:font-size-complex="8pt"/>
    </style:style>
    <style:style style:name="P14" style:family="paragraph" style:parent-style-name="Heading_20_2" style:master-page-name="Standard">
      <style:paragraph-properties style:page-number="auto"/>
      <style:text-properties fo:font-style="normal" style:font-style-asian="normal"/>
    </style:style>
    <style:style style:name="P15" style:family="paragraph" style:parent-style-name="Formatvorlage_20_Humnst777_20_Lt_20_BT_20_11_20_pt_20_Block">
      <style:paragraph-properties fo:text-align="start" style:justify-single-word="false"/>
    </style:style>
    <style:style style:name="P16" style:family="paragraph" style:parent-style-name="Formatvorlage_20_Humnst777_20_Lt_20_BT_20_11_20_pt_20_Block">
      <style:text-properties style:font-name="Arial" fo:font-weight="bold" style:font-weight-asian="bold" style:font-name-complex="Arial"/>
    </style:style>
    <style:style style:name="P17" style:family="paragraph" style:parent-style-name="Formatvorlage_20_Humnst777_20_Lt_20_BT_20_11_20_pt_20_Block">
      <style:text-properties style:font-name="Arial" style:font-name-complex="Arial"/>
    </style:style>
    <style:style style:name="P18" style:family="paragraph">
      <loext:graphic-properties draw:fill="solid" draw:fill-color="#000000"/>
      <style:paragraph-properties style:writing-mode="lr-tb"/>
    </style:style>
    <style:style style:name="P19" style:family="paragraph">
      <loext:graphic-properties draw:fill="solid" draw:fill-color="#ffffff"/>
      <style:paragraph-properties style:writing-mode="lr-tb"/>
    </style:style>
    <style:style style:name="P20" style:family="paragraph">
      <loext:graphic-properties draw:fill="solid" draw:fill-color="#009494"/>
      <style:paragraph-properties style:writing-mode="lr-tb"/>
    </style:style>
    <style:style style:name="T1" style:family="text">
      <style:text-properties style:font-name="Arial" fo:font-weight="bold" style:font-weight-asian="bold" style:font-name-complex="Arial"/>
    </style:style>
    <style:style style:name="T2" style:family="text">
      <style:text-properties fo:font-size="20pt" style:font-size-asian="20pt" style:font-name-complex="Arial" style:font-size-complex="20pt"/>
    </style:style>
    <style:style style:name="T3" style:family="text">
      <style:text-properties fo:color="#000000" fo:font-size="20pt" style:font-size-asian="20pt" style:font-name-complex="Arial" style:font-size-complex="20pt"/>
    </style:style>
    <style:style style:name="T4" style:family="text">
      <style:text-properties fo:color="#000000" fo:font-size="20pt" officeooo:rsid="000ba962" style:font-size-asian="20pt" style:font-name-complex="Arial" style:font-size-complex="20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2pt" style:font-size-asian="12pt" style:font-name-complex="Arial"/>
    </style:style>
    <style:style style:name="T7" style:family="text">
      <style:text-properties fo:font-size="12pt" officeooo:rsid="001d1281" style:font-size-asian="12pt" style:font-name-complex="Arial"/>
    </style:style>
    <style:style style:name="T8" style:family="text">
      <style:text-properties fo:font-size="12pt" officeooo:rsid="000ba962" style:font-size-asian="12pt" style:font-name-complex="Arial"/>
    </style:style>
    <style:style style:name="T9" style:family="text">
      <style:text-properties officeooo:rsid="000ba962"/>
    </style:style>
    <style:style style:name="gr1" style:family="graphic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ge-content"/>
    </style:style>
    <style:style style:name="gr2" style:family="graphic">
      <style:graphic-properties draw:stroke="none" draw:fill="solid" draw:fill-color="#000000" draw:textarea-horizontal-align="left" draw:textarea-vertical-align="top" draw:auto-grow-height="false" fo:min-height="0in" fo:min-width="0in" fo:padding-top="0.0902in" fo:padding-bottom="0.0902in" fo:padding-left="0.1736in" fo:padding-right="0.1736in" fo:wrap-option="wrap" draw:shadow-color="#808080" style:run-through="background"/>
    </style:style>
    <style:style style:name="gr3" style:family="graphic">
      <style:graphic-properties draw:stroke="none" draw:fill="solid" draw:fill-color="#ffffff" draw:textarea-horizontal-align="left" draw:textarea-vertical-align="top" draw:auto-grow-height="false" fo:min-height="0in" fo:min-width="0in" fo:padding-top="0.0902in" fo:padding-bottom="0.0902in" fo:padding-left="0.1736in" fo:padding-right="0.1736in" fo:wrap-option="wrap" draw:shadow-color="#808080" style:run-through="background"/>
    </style:style>
    <style:style style:name="gr4" style:family="graphic">
      <style:graphic-properties draw:stroke="none" draw:fill="solid" draw:fill-color="#000000" draw:textarea-horizontal-align="left" draw:textarea-vertical-align="top" draw:auto-grow-height="false" fo:min-height="0.0508in" fo:min-width="0in" fo:padding-top="0.0902in" fo:padding-bottom="0.0902in" fo:padding-left="0.1736in" fo:padding-right="0.1736in" fo:wrap-option="wrap" draw:shadow-color="#808080" style:run-through="background"/>
    </style:style>
    <style:style style:name="gr5" style:family="graphic">
      <style:graphic-properties draw:stroke="none" draw:fill="solid" draw:fill-color="#000000" draw:textarea-horizontal-align="left" draw:textarea-vertical-align="top" draw:auto-grow-height="false" fo:min-height="0.0571in" fo:min-width="0in" fo:padding-top="0.0902in" fo:padding-bottom="0.0902in" fo:padding-left="0.1736in" fo:padding-right="0.1736in" fo:wrap-option="wrap" draw:shadow-color="#808080" style:run-through="background"/>
    </style:style>
    <style:style style:name="gr6" style:family="graphic">
      <style:graphic-properties draw:stroke="none" draw:fill="solid" draw:fill-color="#009494" draw:textarea-horizontal-align="left" draw:textarea-vertical-align="top" draw:auto-grow-height="false" fo:min-height="0in" fo:min-width="0.0008in" fo:padding-top="0.0902in" fo:padding-bottom="0.0902in" fo:padding-left="0.1736in" fo:padding-right="0.1736in" fo:wrap-option="wrap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2">Projektsteckbrief</text:h>
      <text:p text:style-name="P1"/>
      <text:p text:style-name="Formatvorlage_20_Humnst777_20_Lt_20_BT_20_11_20_pt_20_Block"><text:span text:style-name="T1">Arbeitstitel für das Projekt (P</text:span>rojektname)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<text:span text:style-name="T7">Darstellen</text:span><text:span text:style-name="T6"> von </text:span><text:span text:style-name="T7">N-</text:span><text:span text:style-name="T6">Poly</text:span><text:span text:style-name="T7">topen auf eine</text:span><text:span text:style-name="T8">r</text:span><text:span text:style-name="T7"> Bildfläche</text:span></text:p>
          </table:table-cell>
        </table:table-row>
        <table:table-row table:style-name="Table1.1">
          <table:table-cell table:style-name="Table1.A2" office:value-type="string">
            <text:p text:style-name="P9"/>
          </table:table-cell>
        </table:table-row>
      </table:table>
      <text:p text:style-name="Formatvorlage_20_Humnst777_20_Lt_20_BT_20_11_20_pt_20_Block">Projektanfrage vom möglichen Auftraggeber – Wer stellt die Projektanfrage?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Standard"><text:span text:style-name="T3">Projektanfrage: Wir wollen </text:span><text:span text:style-name="T4">N-dimensionale </text:span><text:span text:style-name="T3">Poly</text:span><text:span text:style-name="T4">tope auf dem Bildschirm anzeigen können.</text:span></text:p>
          </table:table-cell>
        </table:table-row>
        <table:table-row table:style-name="Table2.1">
          <table:table-cell table:style-name="Table2.A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4"/>
          </table:table-cell>
        </table:table-row>
      </table:table>
      <text:p text:style-name="P15">Projektteam – Wer arbeitet im Projektteam?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>Kilian Hecker, Linus Held, <text:span text:style-name="T9">Kai Kiehl</text:span></text:p>
          </table:table-cell>
        </table:table-row>
        <table:table-row table:style-name="Table3.1">
          <table:table-cell table:style-name="Table3.A1" office:value-type="string">
            <text:p text:style-name="P4"/>
          </table:table-cell>
        </table:table-row>
      </table:table>
      <text:p text:style-name="Formatvorlage_20_Humnst777_20_Lt_20_BT_20_11_20_pt_20_Block">Warum ist das Projekt erforderlich und welchen Nutzen erwartet der Auftraggeber vom Projekt?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Das Projekt ist absolut nicht erforderlich. Allerdings bietet es die Möglichkeit zur vielseitigen Wissensaneignung.</text:p>
          </table:table-cell>
        </table:table-row>
        <table:table-row table:style-name="Table4.1">
          <table:table-cell table:style-name="Table4.A2" office:value-type="string">
            <text:p text:style-name="Standard"><text:span text:style-name="T2"/></text:p>
          </table:table-cell>
        </table:table-row>
        <table:table-row table:style-name="Table4.1">
          <table:table-cell table:style-name="Table4.A2" office:value-type="string">
            <text:p text:style-name="Standard"><text:span text:style-name="T2"/></text:p>
          </table:table-cell>
        </table:table-row>
        <table:table-row table:style-name="Table4.1">
          <table:table-cell table:style-name="Table4.A2" office:value-type="string">
            <text:p text:style-name="P4"/>
          </table:table-cell>
        </table:table-row>
      </table:table>
      <text:p text:style-name="P16"/>
      <text:p text:style-name="P16"/>
      <text:p text:style-name="P16"/>
      <text:p text:style-name="Formatvorlage_20_Humnst777_20_Lt_20_BT_20_11_20_pt_20_Block">Vorläufige Zielformulierung – Was sind die erwarteten Ergebnisse?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2"><text:span text:style-name="T2">Polytope im N-dimensionalen Raum sollen auf dem Bildschirm angezeigt werden.</text:span></text:p>
          </table:table-cell>
        </table:table-row>
        <table:table-row table:style-name="Table5.1"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4"/>
          </table:table-cell>
        </table:table-row>
        <text:soft-page-break/>
        <table:table-row table:style-name="Table5.1">
          <table:table-cell table:style-name="Table5.A1" office:value-type="string">
            <text:p text:style-name="P4"/>
          </table:table-cell>
        </table:table-row>
      </table:table>
      <text:p text:style-name="P16"/>
      <text:p text:style-name="Formatvorlage_20_Humnst777_20_Lt_20_BT_20_11_20_pt_20_Block">Terminrahmen – Wann beginnt und endet das Projekt, wann die Durchführungsphase? 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Standard"><text:span text:style-name="T2">11.03.19 – 03.06.19</text:span></text:p>
          </table:table-cell>
        </table:table-row>
      </table:table>
      <text:p text:style-name="P16"/>
      <text:p text:style-name="Formatvorlage_20_Humnst777_20_Lt_20_BT_20_11_20_pt_20_Block">Kostenrahmen – Über welches Budget verfügen Sie?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">0 €</text:p>
          </table:table-cell>
        </table:table-row>
      </table:table>
      <text:p text:style-name="P10"/>
      <text:p text:style-name="Formatvorlage_20_Humnst777_20_Lt_20_BT_20_11_20_pt_20_Block">Projektumfeld - Wer ist vom Projekt betroffen?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">Die Projektteilnehmer selbst und die Schule durch </text:p>
          </table:table-cell>
        </table:table-row>
        <table:table-row table:style-name="Table8.1">
          <table:table-cell table:style-name="Table8.A2" office:value-type="string">
            <text:p text:style-name="P5">die Bereitstellung von Utensilien</text:p>
          </table:table-cell>
        </table:table-row>
        <table:table-row table:style-name="Table8.1">
          <table:table-cell table:style-name="Table8.A2" office:value-type="string">
            <text:p text:style-name="P4"/>
          </table:table-cell>
        </table:table-row>
      </table:table>
      <text:p text:style-name="P17"/>
      <text:p text:style-name="Formatvorlage_20_Humnst777_20_Lt_20_BT_20_11_20_pt_20_Block">Risiken – Was könnte zum Scheitern des Projektes führen?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4"/>
          </table:table-cell>
        </table:table-row>
        <table:table-row table:style-name="Table9.1">
          <table:table-cell table:style-name="Table9.A2" office:value-type="string">
            <text:p text:style-name="P3">Knappe Zeitplanung</text:p>
          </table:table-cell>
        </table:table-row>
        <table:table-row table:style-name="Table9.1">
          <table:table-cell table:style-name="Table9.A2" office:value-type="string">
            <text:p text:style-name="P3">Ausfall von Teammitgliedern</text:p>
          </table:table-cell>
        </table:table-row>
        <table:table-row table:style-name="Table9.1">
          <table:table-cell table:style-name="Table9.A2" office:value-type="string">
            <text:p text:style-name="P4"/>
          </table:table-cell>
        </table:table-row>
        <table:table-row table:style-name="Table9.1">
          <table:table-cell table:style-name="Table9.A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utigerNextLT Light" svg:font-family="'FrutigerNextLT Light', 'Times New Roman'" style:font-pitch="variable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nux Biolinum" svg:font-family="'Linux Biolinu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de" fo:country="DE" style:letter-kerning="true" style:font-name-asian="Linux Biolinum" style:font-size-asian="10.5pt" style:language-asian="zh" style:country-asian="CN" style:font-name-complex="Linux Biolinum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Nimbus Roman" fo:font-size="12pt" fo:language="de" fo:country="DE" style:font-name-asian="Linux Biolinum" style:font-size-asian="10.5pt" style:language-asian="zh" style:country-asian="CN" style:font-name-complex="Linux Biolinum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inux Biolinum" style:font-family-asian="'Linux Biolinum'" style:font-family-generic-asian="system" style:font-pitch-asian="variable" style:font-size-asian="14pt" style:font-name-complex="Linux Biolinum" style:font-family-complex="'Linux Biolinu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letter-spacing="0.0209in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rmatvorlage_20_Humnst777_20_Lt_20_BT_20_11_20_pt_20_Block" style:display-name="Formatvorlage Humnst777 Lt BT 11 pt Block" style:family="paragraph" style:parent-style-name="Standard">
      <style:paragraph-properties style:line-height-at-least="0.2083in" fo:text-align="justify" style:justify-single-word="false"/>
      <style:text-properties style:font-name="FrutigerNextLT Light" fo:font-family="'FrutigerNextLT Light', 'Times New Roman'" style:font-pitch="variable" fo:font-size="11pt" style:font-size-asian="11pt" style:font-name-complex="FrutigerNextLT Light" style:font-family-complex="'FrutigerNextLT Light', 'Times New Roman'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ormatvorlage_20_Humnst777_20_Lt_20_BT_20_11_20_pt_20_Block_20_Zchn" style:display-name="Formatvorlage Humnst777 Lt BT 11 pt Block Zchn" style:family="text">
      <style:text-properties style:font-name="FrutigerNextLT Light" fo:font-family="'FrutigerNextLT Light', 'Times New Roman'" style:font-pitch="variable" fo:font-size="11pt" fo:language="de" fo:country="DE" style:font-size-asian="11pt" style:font-name-complex="FrutigerNextLT Light" style:font-family-complex="'FrutigerNextLT Light', 'Times New Roman'" style:font-pitch-complex="variable" style:font-size-complex="12pt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1" style:family="table">
      <style:table-properties style:width="6.4042in" fo:margin-left="-0.0785in" table:align="left" style:writing-mode="lr-tb"/>
    </style:style>
    <style:style style:name="Table11.A" style:family="table-column">
      <style:table-column-properties style:column-width="2.1319in"/>
    </style:style>
    <style:style style:name="Table11.B" style:family="table-column">
      <style:table-column-properties style:column-width="2.1326in"/>
    </style:style>
    <style:style style:name="Table11.C" style:family="table-column">
      <style:table-column-properties style:column-width="2.1396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1.2" style:family="table-row">
      <style:table-row-properties style:min-row-height="0.0938in" fo:keep-together="auto"/>
    </style:style>
    <style:style style:name="Table1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" style:family="table">
      <style:table-properties style:width="6.4042in" fo:margin-left="-0.0785in" table:align="left" style:writing-mode="lr-tb"/>
    </style:style>
    <style:style style:name="Table10.A" style:family="table-column">
      <style:table-column-properties style:column-width="1.575in"/>
    </style:style>
    <style:style style:name="Table10.B" style:family="table-column">
      <style:table-column-properties style:column-width="4.8292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MP1" style:family="paragraph">
      <loext:graphic-properties draw:fill="solid" draw:fill-color="#000000"/>
      <style:paragraph-properties style:writing-mode="lr-tb"/>
    </style:style>
    <style:style style:name="MP2" style:family="paragraph">
      <loext:graphic-properties draw:fill="solid" draw:fill-color="#ffffff"/>
      <style:paragraph-properties style:writing-mode="lr-tb"/>
    </style:style>
    <style:style style:name="MP3" style:family="paragraph">
      <loext:graphic-properties draw:fill="solid" draw:fill-color="#009494"/>
      <style:paragraph-properties style:writing-mode="lr-tb"/>
    </style:style>
    <style:style style:name="MP4" style:family="paragraph" style:parent-style-name="Standard">
      <style:paragraph-properties style:snap-to-layout-grid="false"/>
    </style:style>
    <style:style style:name="MP5" style:family="paragraph" style:parent-style-name="Standard">
      <style:text-properties officeooo:paragraph-rsid="000ba962"/>
    </style:style>
    <style:style style:name="MP6" style:family="paragraph" style:parent-style-name="Footer">
      <style:text-properties fo:font-size="8pt" style:font-size-asian="8pt" style:font-size-complex="8pt"/>
    </style:style>
    <style:style style:name="MT1" style:family="text">
      <style:text-properties officeooo:rsid="000ba962"/>
    </style:style>
    <style:style style:name="MT2" style:family="text">
      <style:text-properties fo:font-size="12pt" officeooo:rsid="001d1281" style:font-size-asian="12pt" style:font-name-complex="Arial"/>
    </style:style>
    <style:style style:name="MT3" style:family="text">
      <style:text-properties fo:font-size="12pt" style:font-size-asian="12pt" style:font-name-complex="Arial"/>
    </style:style>
    <style:style style:name="MT4" style:family="text">
      <style:text-properties fo:font-size="12pt" officeooo:rsid="000ba962" style:font-size-asian="12pt" style:font-name-complex="Arial"/>
    </style:style>
    <style:style style:name="Mgr1" style:family="graphic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ge-content"/>
    </style:style>
    <style:style style:name="Mgr2" style:family="graphic">
      <style:graphic-properties draw:stroke="none" draw:fill="solid" draw:fill-color="#000000" draw:textarea-horizontal-align="left" draw:textarea-vertical-align="top" draw:auto-grow-height="false" fo:min-height="0in" fo:min-width="0in" fo:padding-top="0.0902in" fo:padding-bottom="0.0902in" fo:padding-left="0.1736in" fo:padding-right="0.1736in" fo:wrap-option="wrap" draw:shadow-color="#808080" style:run-through="background"/>
    </style:style>
    <style:style style:name="Mgr3" style:family="graphic">
      <style:graphic-properties draw:stroke="none" draw:fill="solid" draw:fill-color="#ffffff" draw:textarea-horizontal-align="left" draw:textarea-vertical-align="top" draw:auto-grow-height="false" fo:min-height="0in" fo:min-width="0in" fo:padding-top="0.0902in" fo:padding-bottom="0.0902in" fo:padding-left="0.1736in" fo:padding-right="0.1736in" fo:wrap-option="wrap" draw:shadow-color="#808080" style:run-through="background"/>
    </style:style>
    <style:style style:name="Mgr4" style:family="graphic">
      <style:graphic-properties draw:stroke="none" draw:fill="solid" draw:fill-color="#000000" draw:textarea-horizontal-align="left" draw:textarea-vertical-align="top" draw:auto-grow-height="false" fo:min-height="0.0508in" fo:min-width="0in" fo:padding-top="0.0902in" fo:padding-bottom="0.0902in" fo:padding-left="0.1736in" fo:padding-right="0.1736in" fo:wrap-option="wrap" draw:shadow-color="#808080" style:run-through="background"/>
    </style:style>
    <style:style style:name="Mgr5" style:family="graphic">
      <style:graphic-properties draw:stroke="none" draw:fill="solid" draw:fill-color="#000000" draw:textarea-horizontal-align="left" draw:textarea-vertical-align="top" draw:auto-grow-height="false" fo:min-height="0.0571in" fo:min-width="0in" fo:padding-top="0.0902in" fo:padding-bottom="0.0902in" fo:padding-left="0.1736in" fo:padding-right="0.1736in" fo:wrap-option="wrap" draw:shadow-color="#808080" style:run-through="background"/>
    </style:style>
    <style:style style:name="Mgr6" style:family="graphic">
      <style:graphic-properties draw:stroke="none" draw:fill="solid" draw:fill-color="#009494" draw:textarea-horizontal-align="left" draw:textarea-vertical-align="top" draw:auto-grow-height="false" fo:min-height="0in" fo:min-width="0.0008in" fo:padding-top="0.0902in" fo:padding-bottom="0.0902in" fo:padding-left="0.1736in" fo:padding-right="0.1736in" fo:wrap-option="wrap" draw:shadow-color="#808080" style:run-through="background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bottom="0.4535in" style:dynamic-spacing="true"/>
      </style:header-style>
      <style:footer-style>
        <style:header-footer-properties fo:min-height="0.2957in" fo:margin-top="0.2571in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le11" table:style-name="Table11">
          <table:table-column table:style-name="Table11.A"/>
          <table:table-column table:style-name="Table11.B"/>
          <table:table-column table:style-name="Table11.C"/>
          <table:table-row table:style-name="Table11.1">
            <table:table-cell table:style-name="Table11.A1" table:number-columns-spanned="3" office:value-type="string">
              <text:h text:style-name="Heading_20_1" text:outline-level="1"><draw:g text:anchor-type="char" draw:z-index="1" draw:style-name="Mgr1"><draw:custom-shape draw:style-name="Mgr2" draw:text-style-name="MP1" svg:width="0.1713in" svg:height="0.1657in" svg:x="5.5579in" svg:y="0.0421in"><text:p/><draw:enhanced-geometry svg:viewBox="0 0 658 671" draw:type="non-primitive" draw:enhanced-path="M 322 671  L 356 669  L 390 664  L 422 656  L 453 645  L 483 631  L 511 614  L 536 594  L 560 572  L 582 549  L 600 523  L 618 495  L 631 466  L 643 435  L 651 403  L 657 370  L 658 336  L 657 301  L 651 268  L 643 236  L 631 205  L 618 175  L 600 147  L 582 122  L 560 97  L 536 76  L 511 57  L 483 40  L 453 26  L 422 15  L 390 6  L 356 1  L 322 0  L 287 1  L 255 6  L 222 15  L 193 25  L 165 39  L 138 56  L 114 74  L 91 96  L 70 119  L 53 145  L 37 172  L 24 201  L 14 232  L 6 263  L 1 297  L 0 331  L 1 366  L 6 399  L 14 432  L 24 463  L 37 493  L 53 520  L 70 547  L 91 571  L 114 593  L 138 612  L 165 630  L 193 645  L 222 656  L 255 664  L 287 669  L 322 671  Z N"/></draw:custom-shape><draw:custom-shape draw:style-name="Mgr3" draw:text-style-name="MP2" svg:width="0.078in" svg:height="0.0732in" svg:x="5.6004in" svg:y="0.0882in"><text:p/><draw:enhanced-geometry svg:viewBox="0 0 298 299" draw:type="non-primitive" draw:enhanced-path="M 150 299  L 180 295  L 208 287  L 233 273  L 256 255  L 273 233  L 287 209  L 295 180  L 298 150  L 295 120  L 287 91  L 273 66  L 256 44  L 233 26  L 208 12  L 180 4  L 150 0  L 120 4  L 91 12  L 66 26  L 44 44  L 25 66  L 11 91  L 3 120  L 0 150  L 3 180  L 11 209  L 25 233  L 44 255  L 66 273  L 91 287  L 120 295  L 150 299  Z N"/></draw:custom-shape><draw:custom-shape draw:style-name="Mgr4" draw:text-style-name="MP1" svg:width="0.0453in" svg:height="0.2315in" svg:x="5.5524in" svg:y="-0.0071in"><text:p/><draw:enhanced-geometry svg:viewBox="0 0 21600 21600" draw:type="rectangle" draw:enhanced-path="M 0 0 L 21600 0 21600 21600 0 21600 0 0 Z N"/></draw:custom-shape><draw:custom-shape draw:style-name="Mgr2" draw:text-style-name="MP1" svg:width="0.1713in" svg:height="0.1657in" svg:x="5.3799in" svg:y="0.0421in"><text:p/><draw:enhanced-geometry svg:viewBox="0 0 658 671" draw:type="non-primitive" draw:enhanced-path="M 321 671  L 356 669  L 389 664  L 421 656  L 453 645  L 482 631  L 510 614  L 535 594  L 560 572  L 582 549  L 600 523  L 617 495  L 631 466  L 643 435  L 651 403  L 656 370  L 658 336  L 656 301  L 651 268  L 643 236  L 631 205  L 617 175  L 600 147  L 582 122  L 560 97  L 535 76  L 510 57  L 482 40  L 453 26  L 421 15  L 389 6  L 356 1  L 321 0  L 287 1  L 254 6  L 222 15  L 192 25  L 164 39  L 138 56  L 114 74  L 91 96  L 70 119  L 53 145  L 37 172  L 24 201  L 14 232  L 5 263  L 1 297  L 0 331  L 1 366  L 5 399  L 14 432  L 24 463  L 37 493  L 53 520  L 70 547  L 91 571  L 114 593  L 138 612  L 164 630  L 192 645  L 222 656  L 254 664  L 287 669  L 321 671  Z N"/></draw:custom-shape><draw:custom-shape draw:style-name="Mgr3" draw:text-style-name="MP2" svg:width="0.0776in" svg:height="0.0732in" svg:x="5.4224in" svg:y="0.0882in"><text:p/><draw:enhanced-geometry svg:viewBox="0 0 299 299" draw:type="non-primitive" draw:enhanced-path="M 150 299  L 180 295  L 209 287  L 233 273  L 256 255  L 274 233  L 287 209  L 295 180  L 299 150  L 295 120  L 287 91  L 274 66  L 256 44  L 233 26  L 209 12  L 180 4  L 150 0  L 120 4  L 92 12  L 66 26  L 44 44  L 26 66  L 12 91  L 4 120  L 0 150  L 4 180  L 12 209  L 26 233  L 44 255  L 66 273  L 92 287  L 120 295  L 150 299  Z N"/></draw:custom-shape><draw:custom-shape draw:style-name="Mgr4" draw:text-style-name="MP1" svg:width="0.0453in" svg:height="0.2315in" svg:x="5.3752in" svg:y="-0.0071in"><text:p/><draw:enhanced-geometry svg:viewBox="0 0 21600 21600" draw:type="rectangle" draw:enhanced-path="M 0 0 L 21600 0 21600 21600 0 21600 0 0 Z N"/></draw:custom-shape><draw:custom-shape draw:style-name="Mgr5" draw:text-style-name="MP1" svg:width="0.3331in" svg:height="0.2378in" svg:x="5.5524in" svg:y="0.052in"><text:p/><draw:enhanced-geometry svg:viewBox="0 0 1284 966" draw:type="non-primitive" draw:enhanced-path="M 1284 0  L 1261 0  L 1241 0  L 1224 0  L 1211 0  L 1200 0  L 1191 0  L 1184 0  L 1179 0  L 1124 4  L 1072 15  L 1025 31  L 979 53  L 937 78  L 898 107  L 862 139  L 829 174  L 799 210  L 770 247  L 745 285  L 722 323  L 700 360  L 681 396  L 664 428  L 649 459  L 633 491  L 617 520  L 599 547  L 585 570  L 568 590  L 553 609  L 540 626  L 526 640  L 513 652  L 502 662  L 490 671  L 481 678  L 473 684  L 466 688  L 460 692  L 457 694  L 442 705  L 426 715  L 408 724  L 391 733  L 373 741  L 353 748  L 333 755  L 314 761  L 293 767  L 272 771  L 252 775  L 231 778  L 211 781  L 190 783  L 170 784  L 150 784  L 0 784  L 0 966  L 188 966  L 256 963  L 318 956  L 375 945  L 426 931  L 470 915  L 511 897  L 548 877  L 580 855  L 608 834  L 633 810  L 655 787  L 674 766  L 692 745  L 705 724  L 719 706  L 731 690  L 741 675  L 753 658  L 765 641  L 777 622  L 790 602  L 802 581  L 815 561  L 828 540  L 839 519  L 851 499  L 861 480  L 871 461  L 881 445  L 890 430  L 897 417  L 903 406  L 908 395  L 916 382  L 927 367  L 937 351  L 950 334  L 964 315  L 980 298  L 996 279  L 1013 262  L 1033 246  L 1052 232  L 1073 218  L 1095 208  L 1117 200  L 1140 195  L 1164 193  L 1284 193  L 1284 0  Z N"/></draw:custom-shape><draw:custom-shape draw:style-name="Mgr6" draw:text-style-name="MP3" svg:width="0.348in" svg:height="0.0488in" svg:x="5.8953in" svg:y="0.0492in"><text:p/><draw:enhanced-geometry svg:viewBox="0 0 21600 21600" draw:type="rectangle" draw:enhanced-path="M 0 0 L 21600 0 21600 21600 0 21600 0 0 Z N"/></draw:custom-shape></draw:g><text:s text:c="11"/>Berufsbildende Schulen Osnabrück Brinkstraße</text:h>
              <text:p text:style-name="Standard"/>
            </table:table-cell>
            <table:covered-table-cell/>
            <table:covered-table-cell/>
          </table:table-row>
          <table:table-row table:style-name="Table11.2">
            <table:table-cell table:style-name="Table11.A2" office:value-type="string">
              <text:p text:style-name="Standard">Name: Kilian, Linus, <text:span text:style-name="MT1">Kai</text:span></text:p>
              <text:p text:style-name="Standard"/>
            </table:table-cell>
            <table:table-cell table:style-name="Table11.A2" table:number-rows-spanned="2" office:value-type="string">
              <text:p text:style-name="MP4"/>
              <text:p text:style-name="Standard">BGT 12.2</text:p>
            </table:table-cell>
            <table:table-cell table:style-name="Table11.A1" office:value-type="string">
              <text:p text:style-name="Standard">Blatt: 1.1.3</text:p>
            </table:table-cell>
          </table:table-row>
          <table:table-row table:style-name="Table11.2">
            <table:table-cell table:style-name="Table11.A2" office:value-type="string">
              <text:p text:style-name="Standard">Klasse: TG 12</text:p>
              <text:p text:style-name="Standard">Team: </text:p>
            </table:table-cell>
            <table:covered-table-cell/>
            <table:table-cell table:style-name="Table11.A1" office:value-type="string">
              <text:p text:style-name="Standard">Datum: 18.03.19</text:p>
            </table:table-cell>
          </table:table-row>
          <table:table-row table:style-name="Table11.1">
            <table:table-cell table:style-name="Table11.A1" table:number-columns-spanned="3" office:value-type="string">
              <text:p text:style-name="MP5">Projekt: <text:span text:style-name="MT2">Darstellen</text:span><text:span text:style-name="MT3"> von </text:span><text:span text:style-name="MT2">N</text:span><text:span text:style-name="MT3">-</text:span><text:span text:style-name="MT4">d</text:span><text:span text:style-name="MT3">imensionalen Poly</text:span><text:span text:style-name="MT2">topen auf einer 2-Dimensionalen Bildfläche</text:span></text:p>
            </table:table-cell>
            <table:covered-table-cell/>
            <table:covered-table-cell/>
          </table:table-row>
        </table:table>
        <text:p text:style-name="Header"/>
      </style:header>
      <style:foot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6">Name der Vorlage:</text:p>
            </table:table-cell>
            <table:table-cell table:style-name="Table10.B1" office:value-type="string">
              <text:p text:style-name="MP6">Projektsteckbrief</text:p>
            </table:table-cell>
          </table:table-row>
          <table:table-row table:style-name="Table10.1">
            <table:table-cell table:style-name="Table10.A1" office:value-type="string">
              <text:p text:style-name="MP6">Erstellt am:</text:p>
            </table:table-cell>
            <table:table-cell table:style-name="Table10.B1" office:value-type="string">
              <text:p text:style-name="MP6"><text:date style:data-style-name="N36" text:date-value="2019-06-02T22:16:49.062362532">02.06.2019</text:date></text:p>
            </table:table-cell>
          </table:table-row>
          <table:table-row table:style-name="Table10.1">
            <table:table-cell table:style-name="Table10.A1" office:value-type="string">
              <text:p text:style-name="MP6">Autor:</text:p>
            </table:table-cell>
            <table:table-cell table:style-name="Table10.B1" office:value-type="string">
              <text:p text:style-name="MP6">Linus Held</text:p>
            </table:table-cell>
          </table:table-row>
        </table:table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ktsteckbrief</dc:title>
    <dc:subject/>
    <meta:keyword/>
    <dc:description/>
    <meta:initial-creator> </meta:initial-creator>
    <meta:creation-date>2009-11-19T23:56:00</meta:creation-date>
    <dc:date>2019-06-02T22:14:19.021643466</dc:date>
    <meta:editing-cycles>20</meta:editing-cycles>
    <meta:editing-duration>PT5M6S</meta:editing-duration>
    <meta:generator>LibreOffice/6.1.6.3$Linux_X86_64 LibreOffice_project/10$Build-3</meta:generator>
    <meta:document-statistic meta:table-count="11" meta:image-count="0" meta:object-count="0" meta:page-count="2" meta:paragraph-count="35" meta:word-count="173" meta:character-count="1363" meta:non-whitespace-character-count="1204"/>
  </office:meta>
</office:document-meta>
</file>